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 style:list-style-name="L1"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text-properties fo:language="en" fo:country="US" fo:background-color="transparen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 style:list-style-name="L1">
      <style:text-properties fo:language="ru" fo:country="RU"/>
    </style:style>
    <style:style style:name="P8" style:family="paragraph" style:parent-style-name="Standard" style:list-style-name="L1">
      <style:text-properties fo:language="ru" fo:country="RU" fo:background-color="#ffff00"/>
    </style:style>
    <style:style style:name="P9" style:family="paragraph" style:parent-style-name="Standard" style:list-style-name="L1">
      <style:text-properties fo:language="ru" fo:country="RU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background-color="#ffff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</text:p>
      <text:p text:style-name="P1"/>
      <text:list xml:id="list31556517" text:style-name="L1">
        <text:list-item>
          <text:p text:style-name="P3">int n = 0x114F0C33;</text:p>
          <text:p text:style-name="P7">Укажите порядок байт для <text:span text:style-name="T1">BigEndian, LittleEndian, BigEndian16, LittleEndian16</text:span></text:p>
          <text:p text:style-name="P3"/>
        </text:list-item>
        <text:list-item>
          <text:p text:style-name="P7">Сколько байт занимает в памяти структура (компилятор — <text:span text:style-name="T1">MS Visual C++ 2008</text:span>)?</text:p>
        </text:list-item>
      </text:list>
      <text:p text:style-name="P6"/>
      <text:p text:style-name="P1">typedef char <text:s/>int8;</text:p>
      <text:p text:style-name="P1">typedef short int16;</text:p>
      <text:p text:style-name="P1">typedef int <text:s text:c="3"/>int32;</text:p>
      <text:p text:style-name="P6"/>
      <text:list xml:id="list32285862" text:continue-numbering="true" text:style-name="L1">
        <text:list-header>
          <text:p text:style-name="P3">struct T</text:p>
          <text:p text:style-name="P3">{</text:p>
          <text:list>
            <text:list-header>
              <text:p text:style-name="P3">int8 c;</text:p>
              <text:p text:style-name="P3">int16 s;</text:p>
              <text:p text:style-name="P3">int32 numbers[4] </text:p>
            </text:list-header>
          </text:list>
          <text:p text:style-name="P3">};</text:p>
        </text:list-header>
      </text:list>
      <text:p text:style-name="P1"/>
      <text:p text:style-name="P1"/>
      <text:p text:style-name="P1"/>
      <text:list xml:id="list32282300" text:continue-numbering="true" text:style-name="L1">
        <text:list-item>
          <text:p text:style-name="P7">Как максимально уменьшить размер структуры при использовании <text:span text:style-name="T1">MS Visual Studio?</text:span></text:p>
          <text:p text:style-name="P3">Как максимально уменьшить размер структуры при использовании GCC?</text:p>
          <text:p text:style-name="P3"/>
        </text:list-item>
        <text:list-item>
          <text:p text:style-name="P8">Как определить порядок байт в момент выполнения программы <text:span text:style-name="T1">(in runtime)</text:span></text:p>
          <text:p text:style-name="P3"/>
        </text:list-item>
        <text:list-item>
          <text:p text:style-name="P8">Как определить версию компилятора <text:span text:style-name="T1">(</text:span>во время компиляции кода<text:span text:style-name="T1">)</text:span>?</text:p>
          <text:p text:style-name="P7"/>
        </text:list-item>
        <text:list-item>
          <text:p text:style-name="P7">Для чего нужны <text:span text:style-name="T1">lambda</text:span>-выражения? Какие библиотеки для работы с ними предоставляет <text:span text:style-name="T1">boost?</text:span></text:p>
          <text:p text:style-name="P3"/>
        </text:list-item>
        <text:list-item>
          <text:p text:style-name="P7">Что такое <text:span text:style-name="T1">back insert iterator?</text:span></text:p>
          <text:p text:style-name="P3"/>
        </text:list-item>
        <text:list-item>
          <text:p text:style-name="P7">Чем отличается <text:span text:style-name="T1">std::auto_ptr </text:span>от <text:span text:style-name="T1">boost::shared_ptr</text:span></text:p>
          <text:p text:style-name="P3"/>
        </text:list-item>
        <text:list-item>
          <text:p text:style-name="P3">Чем отличается std::scoped_array от boost::shared_array</text:p>
          <text:p text:style-name="P3"/>
        </text:list-item>
        <text:list-item>
          <text:p text:style-name="P9">Дан вектор <text:span text:style-name="T3">std::vector&lt;int&gt; v;</text:span><text:span text:style-name="T1">. </text:span>Удалить из него отрицательные элементы.</text:p>
          <text:p text:style-name="P7"/>
        </text:list-item>
        <text:list-item>
          <text:p text:style-name="P7">Чем отличается <text:span text:style-name="T2">random access iterator</text:span><text:span text:style-name="T1"> </text:span>от <text:span text:style-name="T2">bidirectional iterator </text:span><text:span text:style-name="T4">?</text:span></text:p>
          <text:p text:style-name="P4"/>
        </text:list-item>
        <text:list-item>
          <text:p text:style-name="P4"/>
        </text:list-item>
      </text:list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3T12:37:36.98</meta:creation-date>
    <dc:date>2010-04-08T12:17:53.95</dc:date>
    <meta:editing-duration>PT00H58M34S</meta:editing-duration>
    <meta:editing-cycles>49</meta:editing-cycles>
    <meta:generator>OpenOffice.org/3.2$Win32 OpenOffice.org_project/320m12$Build-9483</meta:generator>
    <meta:document-statistic meta:table-count="0" meta:image-count="0" meta:object-count="0" meta:page-count="1" meta:paragraph-count="23" meta:word-count="136" meta:character-count="941"/>
  </office:meta>
</office:document-meta>
</file>